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officeooo:rsid="00203681" officeooo:paragraph-rsid="002036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erfil Conservador</text:h>
      <text:p text:style-name="Text_20_body"># Score (mercado)</text:p>
      <text:p text:style-name="Text_20_body">DASHBOARD_SCORE_PESO_EFICIENCIA_CAPITAL=18</text:p>
      <text:p text:style-name="Text_20_body">DASHBOARD_SCORE_PESO_LIQUIDEZ=28</text:p>
      <text:p text:style-name="Text_20_body">DASHBOARD_SCORE_PESO_CONCORRENCIA=24</text:p>
      <text:p text:style-name="Text_20_body">DASHBOARD_SCORE_PESO_FIT=20</text:p>
      <text:p text:style-name="Text_20_body">DASHBOARD_SCORE_PESO_QUALIDADE_RELATORIO=18</text:p>
      <text:p text:style-name="Text_20_body">DASHBOARD_SCORE_PENALIDADE_RELATORIO_EXPIRADO=14</text:p>
      <text:p text:style-name="Text_20_body"># Semáforo</text:p>
      <text:p text:style-name="Text_20_body">DASHBOARD_SEMAFORO_ROI_COMPRAR=0.55</text:p>
      <text:p text:style-name="Text_20_body">DASHBOARD_SEMAFORO_EFICIENCIA_COMPRAR=0.40</text:p>
      <text:p text:style-name="Text_20_body">DASHBOARD_SEMAFORO_QUALIDADE_COMPRAR=75</text:p>
      <text:p text:style-name="Text_20_body">DASHBOARD_SEMAFORO_LIQUIDEZ_COMPRAR_MIN=65</text:p>
      <text:p text:style-name="Text_20_body">DASHBOARD_SEMAFORO_CONCORRENCIA_COMPRAR_MAX=52</text:p>
      <text:p text:style-name="Text_20_body">DASHBOARD_SEMAFORO_ROI_NEGOCIAR=0.32</text:p>
      <text:p text:style-name="Text_20_body">DASHBOARD_SEMAFORO_EFICIENCIA_NEGOCIAR=0.24</text:p>
      <text:p text:style-name="Text_20_body">DASHBOARD_SEMAFORO_QUALIDADE_NEGOCIAR=58</text:p>
      <text:p text:style-name="Text_20_body"/>
      <text:p text:style-name="Text_20_body"/>
      <text:p text:style-name="P1">Perfil Balanceado (recomendado)</text:p>
      <text:p text:style-name="Text_20_body"># Score (mercado)</text:p>
      <text:p text:style-name="Text_20_body">DASHBOARD_SCORE_PESO_EFICIENCIA_CAPITAL=24</text:p>
      <text:p text:style-name="Text_20_body">DASHBOARD_SCORE_PESO_LIQUIDEZ=20</text:p>
      <text:p text:style-name="Text_20_body">DASHBOARD_SCORE_PESO_CONCORRENCIA=18</text:p>
      <text:p text:style-name="Text_20_body">DASHBOARD_SCORE_PESO_FIT=14</text:p>
      <text:p text:style-name="Text_20_body">DASHBOARD_SCORE_PESO_QUALIDADE_RELATORIO=12</text:p>
      <text:p text:style-name="Text_20_body">DASHBOARD_SCORE_PENALIDADE_RELATORIO_EXPIRADO=8</text:p>
      <text:p text:style-name="Text_20_body"># Semáforo</text:p>
      <text:p text:style-name="Text_20_body">DASHBOARD_SEMAFORO_ROI_COMPRAR=0.45</text:p>
      <text:p text:style-name="Text_20_body">DASHBOARD_SEMAFORO_EFICIENCIA_COMPRAR=0.35</text:p>
      <text:p text:style-name="Text_20_body">DASHBOARD_SEMAFORO_QUALIDADE_COMPRAR=65</text:p>
      <text:p text:style-name="Text_20_body"><text:soft-page-break/>DASHBOARD_SEMAFORO_LIQUIDEZ_COMPRAR_MIN=55</text:p>
      <text:p text:style-name="Text_20_body">DASHBOARD_SEMAFORO_CONCORRENCIA_COMPRAR_MAX=60</text:p>
      <text:p text:style-name="Text_20_body">DASHBOARD_SEMAFORO_ROI_NEGOCIAR=0.25</text:p>
      <text:p text:style-name="Text_20_body">DASHBOARD_SEMAFORO_EFICIENCIA_NEGOCIAR=0.18</text:p>
      <text:p text:style-name="Text_20_body">DASHBOARD_SEMAFORO_QUALIDADE_NEGOCIAR=45</text:p>
      <text:p text:style-name="Text_20_body"/>
      <text:p text:style-name="P1">Perfil Agressivo</text:p>
      <text:p text:style-name="Text_20_body"/>
      <text:p text:style-name="Text_20_body"># Score (mercado)</text:p>
      <text:p text:style-name="Text_20_body">DASHBOARD_SCORE_PESO_EFICIENCIA_CAPITAL=30</text:p>
      <text:p text:style-name="Text_20_body">DASHBOARD_SCORE_PESO_LIQUIDEZ=14</text:p>
      <text:p text:style-name="Text_20_body">DASHBOARD_SCORE_PESO_CONCORRENCIA=12</text:p>
      <text:p text:style-name="Text_20_body">DASHBOARD_SCORE_PESO_FIT=10</text:p>
      <text:p text:style-name="Text_20_body">DASHBOARD_SCORE_PESO_QUALIDADE_RELATORIO=8</text:p>
      <text:p text:style-name="Text_20_body">DASHBOARD_SCORE_PENALIDADE_RELATORIO_EXPIRADO=4</text:p>
      <text:p text:style-name="Text_20_body"># Semáforo</text:p>
      <text:p text:style-name="Text_20_body">DASHBOARD_SEMAFORO_ROI_COMPRAR=0.35</text:p>
      <text:p text:style-name="Text_20_body">DASHBOARD_SEMAFORO_EFICIENCIA_COMPRAR=0.26</text:p>
      <text:p text:style-name="Text_20_body">DASHBOARD_SEMAFORO_QUALIDADE_COMPRAR=50</text:p>
      <text:p text:style-name="Text_20_body">DASHBOARD_SEMAFORO_LIQUIDEZ_COMPRAR_MIN=45</text:p>
      <text:p text:style-name="Text_20_body">DASHBOARD_SEMAFORO_CONCORRENCIA_COMPRAR_MAX=72</text:p>
      <text:p text:style-name="Text_20_body">DASHBOARD_SEMAFORO_ROI_NEGOCIAR=0.18</text:p>
      <text:p text:style-name="Text_20_body">DASHBOARD_SEMAFORO_EFICIENCIA_NEGOCIAR=0.12</text:p>
      <text:p text:style-name="Text_20_body">DASHBOARD_SEMAFORO_QUALIDADE_NEGOCIAR=35</text:p>
      <text:p text:style-name="Text_20_body"/>
      <text:p text:style-name="Text_20_body"/>
      <text:p text:style-name="Text_20_body"/>
      <text:p text:style-name="P2">HIBRIDO (CAIXA)<text:line-break/><text:line-break/>1) Defensivo (preservar caixa)</text:p>
      <text:p text:style-name="P2"># Híbrido (caixa)</text:p>
      <text:p text:style-name="P2">DASHBOARD_HIBRIDO_FAIXA_CAIXA_CONFORTO_PCT=15</text:p>
      <text:p text:style-name="P2"><text:soft-page-break/>DASHBOARD_SCORE_PENALIDADE_CAIXA_POR_PONTO=1.00</text:p>
      <text:p text:style-name="P2"># Semáforo (base)</text:p>
      <text:p text:style-name="P2">DASHBOARD_SEMAFORO_ROI_COMPRAR=0.50</text:p>
      <text:p text:style-name="P2">DASHBOARD_SEMAFORO_EFICIENCIA_COMPRAR=0.38</text:p>
      <text:p text:style-name="P2">DASHBOARD_SEMAFORO_QUALIDADE_COMPRAR=72</text:p>
      <text:p text:style-name="P2">DASHBOARD_SEMAFORO_LIQUIDEZ_COMPRAR_MIN=62</text:p>
      <text:p text:style-name="P2">DASHBOARD_SEMAFORO_CONCORRENCIA_COMPRAR_MAX=55</text:p>
      <text:p text:style-name="P2">DASHBOARD_SEMAFORO_ROI_NEGOCIAR=0.30</text:p>
      <text:p text:style-name="P2">DASHBOARD_SEMAFORO_EFICIENCIA_NEGOCIAR=0.22</text:p>
      <text:p text:style-name="P2">DASHBOARD_SEMAFORO_QUALIDADE_NEGOCIAR=55</text:p>
      <text:p text:style-name="P2">2) Intermediário (equilíbrio risco x giro)</text:p>
      <text:p text:style-name="P2"># Híbrido (caixa)</text:p>
      <text:p text:style-name="P2">DASHBOARD_HIBRIDO_FAIXA_CAIXA_CONFORTO_PCT=20</text:p>
      <text:p text:style-name="P2">DASHBOARD_SCORE_PENALIDADE_CAIXA_POR_PONTO=0.70</text:p>
      <text:p text:style-name="P2"># Semáforo (base)</text:p>
      <text:p text:style-name="P2">DASHBOARD_SEMAFORO_ROI_COMPRAR=0.45</text:p>
      <text:p text:style-name="P2">DASHBOARD_SEMAFORO_EFICIENCIA_COMPRAR=0.35</text:p>
      <text:p text:style-name="P2">DASHBOARD_SEMAFORO_QUALIDADE_COMPRAR=65</text:p>
      <text:p text:style-name="P2">DASHBOARD_SEMAFORO_LIQUIDEZ_COMPRAR_MIN=55</text:p>
      <text:p text:style-name="P2">DASHBOARD_SEMAFORO_CONCORRENCIA_COMPRAR_MAX=60</text:p>
      <text:p text:style-name="P2">DASHBOARD_SEMAFORO_ROI_NEGOCIAR=0.25</text:p>
      <text:p text:style-name="P2">DASHBOARD_SEMAFORO_EFICIENCIA_NEGOCIAR=0.18</text:p>
      <text:p text:style-name="P2">DASHBOARD_SEMAFORO_QUALIDADE_NEGOCIAR=45</text:p>
      <text:p text:style-name="P2">3) Expansão (crescer carteira mais rápido)</text:p>
      <text:p text:style-name="P2"/>
      <text:p text:style-name="P2"># Híbrido (caixa)</text:p>
      <text:p text:style-name="P2">DASHBOARD_HIBRIDO_FAIXA_CAIXA_CONFORTO_PCT=28</text:p>
      <text:p text:style-name="P2">DASHBOARD_SCORE_PENALIDADE_CAIXA_POR_PONTO=0.40</text:p>
      <text:p text:style-name="P2"># Semáforo (base)</text:p>
      <text:p text:style-name="P2">DASHBOARD_SEMAFORO_ROI_COMPRAR=0.38</text:p>
      <text:p text:style-name="P2">DASHBOARD_SEMAFORO_EFICIENCIA_COMPRAR=0.28</text:p>
      <text:p text:style-name="P2">DASHBOARD_SEMAFORO_QUALIDADE_COMPRAR=55</text:p>
      <text:p text:style-name="P2"><text:soft-page-break/>DASHBOARD_SEMAFORO_LIQUIDEZ_COMPRAR_MIN=48</text:p>
      <text:p text:style-name="P2">DASHBOARD_SEMAFORO_CONCORRENCIA_COMPRAR_MAX=68</text:p>
      <text:p text:style-name="P2">DASHBOARD_SEMAFORO_ROI_NEGOCIAR=0.20</text:p>
      <text:p text:style-name="P2">DASHBOARD_SEMAFORO_EFICIENCIA_NEGOCIAR=0.14</text:p>
      <text:p text:style-name="P2">DASHBOARD_SEMAFORO_QUALIDADE_NEGOCIAR=38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4T21:27:20.702547735</meta:creation-date>
    <dc:date>2026-04-24T21:41:40.786135016</dc:date>
    <meta:editing-duration>PT3M50S</meta:editing-duration>
    <meta:editing-cycles>1</meta:editing-cycles>
    <meta:document-statistic meta:table-count="0" meta:image-count="0" meta:object-count="0" meta:page-count="4" meta:paragraph-count="90" meta:word-count="130" meta:character-count="3275" meta:non-whitespace-character-count="3233"/>
    <meta:generator>LibreOffice/25.8.6.2$Linux_X86_64 LibreOffice_project/580$Build-2</meta:generator>
  </office:meta>
</office:document-meta>
</file>